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cce8"/>
    </style:style>
    <style:style style:name="P2" style:family="paragraph" style:parent-style-name="Standard">
      <style:text-properties officeooo:rsid="001ccce8" officeooo:paragraph-rsid="001ccc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LARE </text:p>
      <text:p text:style-name="P1"><text:tab/>CURSOR c_emp IS SELECT ENO, ENAME, TITLE, city FROM employee ;</text:p>
      <text:p text:style-name="P2">BEGIN</text:p>
      <text:p text:style-name="P2"><text:tab/>FOR <text:s/>v_emp in <text:s/>c_emp LOOP</text:p>
      <text:p text:style-name="P2"><text:tab/><text:tab/>DBMS_OUTPUT.PUT_LINE(‘NOM : ‘||UPPER( c_emp.ename) ||‘ENO : ‘||UPPER(c _emp.ENO) ||’TITLE : ‘||UPPER( c_emp.title) ||’ city :’ ||UPPER( c_emp. City)) ;</text:p>
      <text:p text:style-name="P2"><text:tab/>END LOOP</text:p>
      <text:p text:style-name="P2">END 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9:04:14.858525246</meta:creation-date>
    <dc:date>2019-12-05T16:20:43.832970038</dc:date>
    <meta:editing-duration>PT7H6M18S</meta:editing-duration>
    <meta:editing-cycles>1</meta:editing-cycles>
    <meta:document-statistic meta:table-count="0" meta:image-count="0" meta:object-count="0" meta:page-count="1" meta:paragraph-count="7" meta:word-count="41" meta:character-count="269" meta:non-whitespace-character-count="227"/>
    <meta:generator>LibreOffice/6.0.7.3$Linux_X86_64 LibreOffice_project/00m0$Build-3</meta:generator>
  </office:meta>
</office:document-meta>
</file>